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7.621cm" fo:margin-left="-0.016cm" table:align="left" style:writing-mode="lr-tb"/>
    </style:style>
    <style:style style:name="Tabla1.A" style:family="table-column">
      <style:table-column-properties style:column-width="8.811cm"/>
    </style:style>
    <style:style style:name="Tabla1.A1" style:family="table-cell">
      <style:table-cell-properties fo:padding="0.097cm" fo:border-left="0.5pt solid #000000" fo:border-right="none" fo:border-top="0.5pt solid #000000" fo:border-bottom="0.5pt solid #000000" style:writing-mode="page"/>
    </style:style>
    <style:style style:name="Tabla1.B1" style:family="table-cell">
      <style:table-cell-properties fo:padding="0.097cm" fo:border="0.5pt solid #000000" style:writing-mode="page"/>
    </style:style>
    <style:style style:name="Tabla1.A2" style:family="table-cell">
      <style:table-cell-properties fo:padding="0.097cm" fo:border-left="0.5pt solid #000000" fo:border-right="none" fo:border-top="none" fo:border-bottom="0.5pt solid #000000" style:writing-mode="page"/>
    </style:style>
    <style:style style:name="Tabla1.B2" style:family="table-cell">
      <style:table-cell-properties fo:padding="0.097cm" fo:border-left="0.5pt solid #000000" fo:border-right="0.5pt solid #000000" fo:border-top="none" fo:border-bottom="0.5pt solid #000000" style:writing-mode="page"/>
    </style:style>
    <style:style style:name="P1" style:family="paragraph" style:parent-style-name="List_20_Paragraph">
      <style:paragraph-properties fo:margin-left="1.27cm" fo:margin-right="0cm" fo:line-height="107%" fo:text-align="justify" style:justify-single-word="false" fo:text-indent="0cm" style:auto-text-indent="false" style:writing-mode="lr-tb"/>
      <style:text-properties style:font-name="Arial" fo:font-size="12pt" style:font-size-asian="12pt" style:font-name-complex="Arial1" style:font-size-complex="12pt"/>
    </style:style>
    <style:style style:name="P2" style:family="paragraph" style:parent-style-name="Standard">
      <style:paragraph-properties fo:margin-left="0cm" fo:margin-right="0cm" fo:line-height="107%" fo:text-align="justify" style:justify-single-word="false" fo:text-indent="0cm" style:auto-text-indent="false" style:writing-mode="lr-tb"/>
      <style:text-properties style:font-name="Arial" fo:font-size="12pt" style:font-size-asian="12pt" style:font-name-complex="Arial1" style:font-size-complex="12pt"/>
    </style:style>
    <style:style style:name="P3" style:family="paragraph" style:parent-style-name="Standard_20__28_user_29_">
      <style:paragraph-properties fo:margin-left="0cm" fo:margin-right="0cm" fo:margin-top="0.101cm" fo:margin-bottom="0.101cm" style:contextual-spacing="false" fo:line-height="150%" fo:text-align="justify" style:justify-single-word="false" fo:text-indent="0cm" style:auto-text-indent="false" style:writing-mode="lr-tb"/>
      <style:text-properties style:font-name="Arial" fo:font-size="12pt" style:font-size-asian="12pt" style:font-name-complex="Arial1" style:font-size-complex="12pt"/>
    </style:style>
    <style:style style:name="P4" style:family="paragraph" style:parent-style-name="Standard">
      <style:paragraph-properties fo:text-align="justify" style:justify-single-word="false"/>
      <style:text-properties style:font-name="Arial" fo:font-size="12pt" style:font-size-asian="12pt" style:font-size-complex="12pt"/>
    </style:style>
    <style:style style:name="P5" style:family="paragraph" style:parent-style-name="Standard_20__28_user_29_">
      <style:paragraph-properties fo:margin-left="0cm" fo:margin-right="0cm" fo:margin-top="0.101cm" fo:margin-bottom="0.101cm" style:contextual-spacing="false" fo:line-height="150%" fo:text-align="justify" style:justify-single-word="false" fo:text-indent="0cm" style:auto-text-indent="false" style:writing-mode="lr-tb"/>
      <style:text-properties style:font-name="Arial" fo:font-size="12pt" style:font-size-asian="12pt" style:font-size-complex="12pt"/>
    </style:style>
    <style:style style:name="P6" style:family="paragraph" style:parent-style-name="Normal_20__28_Web_29_">
      <style:paragraph-properties fo:margin-top="0cm" fo:margin-bottom="0cm" style:contextual-spacing="false" fo:line-height="100%" fo:text-align="justify" style:justify-single-word="false"/>
      <style:text-properties style:font-name="Arial" fo:font-size="12pt" style:letter-kerning="true" style:font-name-asian="Noto Serif CJK SC" style:font-size-asian="12pt" style:language-asian="zh" style:country-asian="CN" style:font-name-complex="Lohit Devanagari" style:font-size-complex="12pt" style:language-complex="hi" style:country-complex="IN"/>
    </style:style>
    <style:style style:name="P7" style:family="paragraph" style:parent-style-name="Standard">
      <style:paragraph-properties fo:margin-top="0cm" fo:margin-bottom="0cm" style:contextual-spacing="false" fo:line-height="100%" fo:text-align="justify" style:justify-single-word="false"/>
      <style:text-properties style:font-name="Arial" fo:font-size="12pt" style:letter-kerning="true" style:font-name-asian="Noto Serif CJK SC" style:font-size-asian="12pt" style:language-asian="zh" style:country-asian="CN" style:font-name-complex="Lohit Devanagari" style:font-size-complex="12pt" style:language-complex="hi" style:country-complex="IN"/>
    </style:style>
    <style:style style:name="P8" style:family="paragraph" style:parent-style-name="Table_20_Contents">
      <style:paragraph-properties fo:text-align="justify" style:justify-single-word="false"/>
      <style:text-properties style:font-name="Arial" fo:font-size="12pt" style:font-name-asian="Noto Serif CJK SC" style:font-size-asian="12pt" style:font-name-complex="Arial1" style:font-size-complex="12pt"/>
    </style:style>
    <style:style style:name="P9" style:family="paragraph" style:parent-style-name="Table_20_Contents">
      <style:paragraph-properties fo:text-align="justify" style:justify-single-word="false"/>
      <style:text-properties style:font-name="Arial" fo:font-size="12pt" officeooo:rsid="000266e8" officeooo:paragraph-rsid="000266e8" style:font-name-asian="Noto Serif CJK SC" style:font-size-asian="12pt" style:font-name-complex="Arial1" style:font-size-complex="12pt"/>
    </style:style>
    <style:style style:name="P10" style:family="paragraph" style:parent-style-name="Table_20_Contents">
      <style:paragraph-properties fo:text-align="justify" style:justify-single-word="false"/>
      <style:text-properties style:font-name="Arial" fo:font-size="12pt" officeooo:rsid="00034f22" officeooo:paragraph-rsid="00034f22" style:font-name-asian="Noto Serif CJK SC" style:font-size-asian="12pt" style:font-name-complex="Arial1" style:font-size-complex="12pt"/>
    </style:style>
    <style:style style:name="P11" style:family="paragraph" style:parent-style-name="Normal_20__28_Web_29_">
      <style:paragraph-properties fo:margin-top="0cm" fo:margin-bottom="0cm" style:contextual-spacing="false" fo:line-height="100%" fo:text-align="center" style:justify-single-word="false"/>
    </style:style>
    <style:style style:name="P12" style:family="paragraph" style:parent-style-name="Standard">
      <style:paragraph-properties fo:margin-left="0cm" fo:margin-right="0cm" fo:line-height="107%" fo:text-align="justify" style:justify-single-word="false" fo:text-indent="0cm" style:auto-text-indent="false" style:writing-mode="lr-tb"/>
      <style:text-properties style:font-name="Arial" fo:font-size="12pt" style:font-size-asian="12pt" style:font-name-complex="Arial1" style:font-size-complex="12pt"/>
    </style:style>
    <style:style style:name="P13" style:family="paragraph" style:parent-style-name="Standard" style:master-page-name="MP0">
      <style:paragraph-properties fo:text-align="center" style:justify-single-word="false" style:page-number="auto" fo:break-before="pag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07%" fo:text-align="justify" style:justify-single-word="false" fo:text-indent="0cm" style:auto-text-indent="false" style:writing-mode="lr-tb"/>
      <style:text-properties style:font-name="Arial" fo:font-size="12pt" fo:font-weight="bold" style:font-size-asian="12pt" style:font-weight-asian="bold" style:font-name-complex="Arial1" style:font-size-complex="12pt" style:font-weight-complex="bold"/>
    </style:style>
    <style:style style:name="P15" style:family="paragraph" style:parent-style-name="Standard_20__28_user_29_">
      <style:paragraph-properties fo:margin-left="0cm" fo:margin-right="0cm" fo:margin-top="0.101cm" fo:margin-bottom="0.101cm" style:contextual-spacing="false" fo:line-height="150%" fo:text-align="center" style:justify-single-word="false" fo:text-indent="0cm" style:auto-text-indent="false" style:writing-mode="lr-tb"/>
      <style:text-properties style:font-name="Arial" fo:font-size="12pt" fo:font-weight="bold" style:letter-kerning="true" style:font-name-asian="Noto Serif CJK SC" style:font-size-asian="12pt" style:language-asian="zh" style:country-asian="CN" style:font-weight-asian="bold" style:font-name-complex="Arial1" style:font-size-complex="12pt" style:language-complex="hi" style:country-complex="IN" style:font-weight-complex="bold"/>
    </style:style>
    <style:style style:name="P16" style:family="paragraph" style:parent-style-name="Standard_20__28_user_29_">
      <style:paragraph-properties fo:margin-left="0cm" fo:margin-right="0cm" fo:margin-top="0.101cm" fo:margin-bottom="0.101cm" style:contextual-spacing="false" fo:line-height="150%" fo:text-align="justify" style:justify-single-word="false" fo:text-indent="0cm" style:auto-text-indent="false" style:writing-mode="lr-tb"/>
      <style:text-properties style:font-name="Arial" fo:font-size="12pt" fo:font-weight="bold" style:font-size-asian="12pt" style:font-weight-asian="bold" style:font-name-complex="Arial1" style:font-size-complex="12pt" style:font-weight-complex="bold"/>
    </style:style>
    <style:style style:name="P17" style:family="paragraph" style:parent-style-name="Standard_20__28_user_29_">
      <style:paragraph-properties fo:margin-left="0cm" fo:margin-right="0cm" fo:margin-top="0.101cm" fo:margin-bottom="0.101cm" style:contextual-spacing="false" fo:line-height="150%" fo:text-align="justify" style:justify-single-word="false" fo:text-indent="0cm" style:auto-text-indent="false" style:writing-mode="lr-tb"/>
      <style:text-properties style:font-name="Arial" fo:font-size="12pt" style:font-size-asian="12pt" style:font-name-complex="Arial1" style:font-size-complex="12pt"/>
    </style:style>
    <style:style style:name="T1" style:family="text">
      <style:text-properties style:font-name-complex="Arial1"/>
    </style:style>
    <style:style style:name="T2" style:family="text">
      <style:text-properties style:font-name="Arial" fo:font-size="12pt" fo:font-weight="bold" style:font-size-asian="12pt" style:font-weight-asian="bold" style:font-size-complex="12pt" style:font-weight-complex="bold"/>
    </style:style>
    <style:style style:name="T3" style:family="text">
      <style:text-properties officeooo:rsid="000266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troducción</text:p>
      <text:p text:style-name="P4">En la actualidad las herramientas tecnología se han convertido en uno de los factores más importantes en cuanto a los usos institucionales de las empresas, estas son utilizados diariamente para el manejo de <text:line-break/>información y su proyección social. Así que dentro del amplio ámbito de la informática se busca que día día se puedan lograr los avances necesarios para poder facilitar la vida de las personas, ya que conforme pasa tiempo surgen las necesidades de cambiar algunas cosas. Por lo que en este proyecto se enfoca en implementar un software de ámbito comercial, este software será diseñado para el control de un sistema de ventas de un negocio, buscando una optimización de los datos que esta maneja. Por lo que estas aplicaciones mejoran el control administrativo llevando un seguimiento preciso de todas las transacciones que se realizan dentro de la tienda en un tiempo real, para generar reportes detallados de las cuentas que van permitir a los administradores la cantidad correcta de productos, en el momento adecuado lo cual va permitir al negocio o empresa mejorar servicio al cliente reduciendo cualquier anomalía. Los sistemas de ventas tienen la ventaja de ser personalizados para cumplir con las necesidades específicas de un negocio, por ejemplo, en la tienda las organizaciones de venta al menudeo pueden ayudar a localizando precios de venta de los productos y costos actuales de los productos para poder trabajar más rápidamente.</text:p>
      <text:p text:style-name="P4">En años recientes el mercado ha incrementado y se han ido generando diversos negocios o empresas en todas partes y eso ha llevado a las mismas ofrecer una mejor atención por lo que es muy importante contar con un sistema de ventas rápido y sencillo.</text:p>
      <text:p text:style-name="P4"/>
      <text:p text:style-name="P11"><text:span text:style-name="Fuente_20_de_20_párrafo_20_predeter."><text:span text:style-name="T2">Propósito</text:span></text:span></text:p>
      <text:p text:style-name="P6">El sistema de ventas está orientada a la gestión de empresas comerciales o pequeños negocios, es un software practico que va permitir un mejor control del negocio. Se trata de un software para la gestión de clientes y productos. Donde puedes ingresar como administrador y realizar los que se necesite así sea ingresar, eliminar o modificar un producto o de ser un vendedor buscar los productos que el cliente desee y checar precios, cantidades en existencia y realizar su venta.</text:p>
      <text:p text:style-name="P6">Así mismo generara un informe de la venta y su respectivo ticket. El sistema se hace cargo de registrar las ventas del producto o servicio de la organización, evalúa sus características o necesidades del negocio, llevando un detalle del registro de todas las transacciones.</text:p>
      <text:p text:style-name="P15">Ámbito del proyecto</text:p>
      <text:p text:style-name="P5"><text:span text:style-name="T1">En la actualidad debido a la falta de conocimiento de muchas personas que administran establecimientos o pequeñas empresas dedicadas a las ventas no tienen en orden la administración de las mismas, como podrían ser las ventas, registros o actualizaciones de productos. Por lo que muchas veces suelen tener perdidas de ganancias o desperdicio de la misma mercancía. Pero también se sabe que en un establecimiento deben de quedar de manera ordenada los roles que se desempeñan dentro del lugar, es decir, ver que cosas puede hacer el administrador del negocio y que puede realizar el vendedor. Así que se desea implementar un sistema de control de ventas en una tienda de abarrotes y así dar solución a la problemática ya antes mencionada. <text:s/>Evitando así perdidas monetarias y descontrol de su </text:span><text:soft-page-break/><text:span text:style-name="T1">inventario, este sistema de venta estará diseñado de manera que el usuario pueda interactuar fácilmente y obtenga buenos resultados al utilizarlo.</text:span></text:p>
      <text:p text:style-name="P2">Por lo que se describirá la estructura ya pensada de como se va ir desarrollando el sistema, el cual se va a distribuir de la siguiente manera:</text:p>
      <text:p text:style-name="P14">Validación y Registro de usuario</text:p>
      <text:p text:style-name="P3">En esta parte se implementará implantará la validación de usuario con la finalidad de mantener seguro los datos del usuario, evitando así que otras personas no autorizadas puedan acceder al sistema haciendo un mal uso del sistema de ventas. <text:s/></text:p>
      <text:p text:style-name="P3">También ahora va depender del rol que entren al sistema, así se le irán mostrando sus partes por ejemplo si entra del lado del vendedor:</text:p>
      <text:p text:style-name="P16">Punto de venta</text:p>
      <text:p text:style-name="P3">Donde el vendedor va generar una venta es decir el cliente comienza a tomar los productos que serán mostrados desde una tabla y así puede ir viendo si tiene existencia de dicho producto, el precio y entre otras cosas.</text:p>
      <text:p text:style-name="P16">Se muestra un tiket </text:p>
      <text:p text:style-name="P3">En esta parte se piensa que después de que el vendedor genere su venta le muestre como resultado un mensaje donde le detalle el nombre del producto, el precio y de igual manera le muestre la suma total de su compra.</text:p>
      <text:p text:style-name="P3">En caso contrario y se iniciará sesión como administradores pues lo primero que le mostraría es una ventana con tres botones que le darán acceso a agregar, modificar o eliminar algún producto.</text:p>
      <text:p text:style-name="P16">Agregar registro de los productos </text:p>
      <text:p text:style-name="P3">El usuario podrá realizar sus registros diarios de las ventas y adquisición de dispositivos nuevos, además podrá registras las características de cada producto como nombre, id, cuantos hay existentes, precio entre otras </text:p>
      <text:p text:style-name="P16">Modificación del producto</text:p>
      <text:p text:style-name="P3">En cualquier momento el usuario podrá acceder a sus registros para poder hacer las modificaciones necesarias siempre y cuando se requiera. En este caso se le mostrará un pequeño formulario muy similar al de agregar y así podrá modificar lo que necesite y así podrá dar en su botón guardar cambios.</text:p>
      <text:p text:style-name="P16"><text:soft-page-break/>Eliminar registros</text:p>
      <text:p text:style-name="P3">El usuario podrá en cualquier momento eliminar los registros pasados que ya no necesite, esto con la finalidad de que no requiera de más espacio de memoria evitando de esta manera la necesidad de hacer más gastos innecesarios. Este apartado estará diseñado de manera simple para que el usuario pueda navegar sin problemas, además de que contará con aviso de alerta cuando el usuario elimine un registro, de esta forma el usuario estará seguro si desea eliminar tal registro, evitando así el riesgo de eliminar registros importantes.</text:p>
      <text:p text:style-name="P3">Este sistema tendrá el objetivo de ser una gran herramienta que pueda ayudar al usuario llevar una mejor organización de sus operaciones en su negocio y también está claro que esta también debe cumplir las expectativas de cliente en cuanto al diseño del software ya que el diseño se realizará de forma que pueda ser más agradable y entendible para el usuario, este sistema contará con diferentes herramientas, como el registro de ganancias en donde podrá ver si su negocio está resultando así como también contara con página en donde puedan consultar los modelos productos que ha vendido y así el usuario podrá ver que compras son más recomendables les hará a sus proveedores.</text:p>
      <text:p text:style-name="P3"/>
      <table:table table:name="Tabla1" table:style-name="Tabla1">
        <table:table-column table:style-name="Tabla1.A" table:number-columns-repeated="2"/>
        <table:table-row table:style-name="TableLine2247621644784">
          <table:table-cell table:style-name="Tabla1.A1" office:value-type="string">
            <text:p text:style-name="P9">Nombre </text:p>
          </table:table-cell>
          <table:table-cell table:style-name="Tabla1.B1" office:value-type="string">
            <text:p text:style-name="P9">Roles </text:p>
          </table:table-cell>
        </table:table-row>
        <table:table-row table:style-name="TableLine2247621637168">
          <table:table-cell table:style-name="Tabla1.A2" office:value-type="string">
            <text:p text:style-name="P9">Nancy Obed Martínez Miguel</text:p>
          </table:table-cell>
          <table:table-cell table:style-name="Tabla1.B2" office:value-type="string">
            <text:p text:style-name="P9">Master scrum</text:p>
          </table:table-cell>
        </table:table-row>
        <table:table-row table:style-name="TableLine2247621634176">
          <table:table-cell table:style-name="Tabla1.A2" office:value-type="string">
            <text:p text:style-name="P9">Luis Fernando </text:p>
          </table:table-cell>
          <table:table-cell table:style-name="Tabla1.B2" office:value-type="string">
            <text:p text:style-name="P9">Desarrollador</text:p>
          </table:table-cell>
        </table:table-row>
        <table:table-row table:style-name="TableLine2247621646688">
          <table:table-cell table:style-name="Tabla1.A2" office:value-type="string">
            <text:p text:style-name="P9">Fernando López Salvador</text:p>
          </table:table-cell>
          <table:table-cell table:style-name="Tabla1.B2" office:value-type="string">
            <text:p text:style-name="P8"><text:s/><text:span text:style-name="T3">Auxiliar</text:span></text:p>
          </table:table-cell>
        </table:table-row>
        <table:table-row table:style-name="TableLine2247621631456">
          <table:table-cell table:style-name="Tabla1.A2" office:value-type="string">
            <text:p text:style-name="P9">M.T.C.A. Rolando Pedro Grabriel</text:p>
          </table:table-cell>
          <table:table-cell table:style-name="Tabla1.B2" office:value-type="string">
            <text:p text:style-name="P8"/>
          </table:table-cell>
        </table:table-row>
        <table:table-row table:style-name="TableLine2247621642608">
          <table:table-cell table:style-name="Tabla1.A2" office:value-type="string">
            <text:p text:style-name="P9">M.T.E. Everardo de Jesús Pacheco Antonio</text:p>
          </table:table-cell>
          <table:table-cell table:style-name="Tabla1.B2" office:value-type="string">
            <text:p text:style-name="P8"/>
          </table:table-cell>
        </table:table-row>
        <table:table-row table:style-name="TableLine2247621647504">
          <table:table-cell table:style-name="Tabla1.A2" office:value-type="string">
            <text:p text:style-name="P10">M.C.C Lirio Ruiz Guerra </text:p>
          </table:table-cell>
          <table:table-cell table:style-name="Tabla1.B2" office:value-type="string">
            <text:p text:style-name="P8"/>
          </table:table-cell>
        </table:table-row>
      </table:table>
      <text:p text:style-name="P3"/>
      <text:p text:style-name="P3"/>
      <text:p text:style-name="P1"/>
      <text:p text:style-name="P2"/>
      <text:p text:style-name="P7"/>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25cm" style:contextual-spacing="false" fo:line-height="115%"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MX" style:font-name-complex="Times New Roman" style:font-family-complex="'Times New Roman'" style:font-family-generic-complex="roman" style:font-pitch-complex="variable" style:language-complex="ar" style:country-complex="SA" fo:hyphenate="true" loext:hyphenation-no-caps="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MX"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s" fo:country="MX"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Nikky</meta:initial-creator>
    <meta:creation-date>2021-10-28T12:38:00Z</meta:creation-date>
    <dc:date>2021-10-29T07:25:15.480000000</dc:date>
    <meta:editing-cycles>3</meta:editing-cycles>
    <meta:editing-duration>PT5M9S</meta:editing-duration>
    <meta:document-statistic meta:table-count="1" meta:image-count="0" meta:object-count="0" meta:page-count="3" meta:paragraph-count="35" meta:word-count="1096" meta:character-count="6643" meta:non-whitespace-character-count="5570"/>
    <meta:template xlink:type="simple" xlink:actuate="onRequest" xlink:title="" xlink:href="Normal"/>
  </office:meta>
</office:document-meta>
</file>